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3978" officeooo:paragraph-rsid="000e3978"/>
    </style:style>
    <style:style style:name="P2" style:family="paragraph" style:parent-style-name="Standard">
      <style:text-properties officeooo:rsid="000e3978" officeooo:paragraph-rsid="0011d720"/>
    </style:style>
    <style:style style:name="P3" style:family="paragraph" style:parent-style-name="Standard">
      <style:text-properties officeooo:rsid="00102034" officeooo:paragraph-rsid="00102034"/>
    </style:style>
    <style:style style:name="P4" style:family="paragraph" style:parent-style-name="Standard">
      <style:text-properties fo:font-size="13pt" style:text-underline-style="solid" style:text-underline-width="auto" style:text-underline-color="font-color" fo:font-weight="bold" officeooo:rsid="0011d720" officeooo:paragraph-rsid="0011d720" style:font-size-asian="13pt" style:font-weight-asian="bold" style:font-size-complex="13pt" style:font-weight-complex="bold"/>
    </style:style>
    <style:style style:name="T1" style:family="text">
      <style:text-properties officeooo:rsid="00102034"/>
    </style:style>
    <style:style style:name="T2" style:family="text">
      <style:text-properties officeooo:rsid="00111397"/>
    </style:style>
    <style:style style:name="T3" style:family="text">
      <style:text-properties officeooo:rsid="0011d720"/>
    </style:style>
    <style:style style:name="T4" style:family="text">
      <style:text-properties officeooo:rsid="001230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Y BIOINFORMATICS</text:p>
      <text:p text:style-name="P1"/>
      <text:p text:style-name="P1">My interest for bioinformatics was sparked at almost the same moment <text:span text:style-name="T4">as</text:span> my passion for AMR was realized. I had read <text:span text:style-name="T4">different </text:span>research paper<text:span text:style-name="T4">s</text:span> on the different mechanisms by which microbes become resistant to antimicrobial drugs. At the back of my mind it hit me that these creatures were smart enough to come up with ways to avoid annihilation by the human race. That to me was intriguing since humans are the higher species intellectually but it seemed that these microbes are giving us a run for our money.</text:p>
      <text:p text:style-name="P1"/>
      <text:p text:style-name="P2"><text:span text:style-name="T3">I believe that in knowing the ‘how’ then we can be able to use this information for various purposes such as to </text:span><text:span text:style-name="T4">establish</text:span><text:span text:style-name="T3"> clearer drug targets and even for evolutionary studies. </text:span>I started by involving myself in a project that utilized waste water <text:span text:style-name="T4">samples </text:span>for pathogen detection. In addition to pathogen d<text:span text:style-name="T2">e</text:span>tection, I requested to use the same data generated to identify AMR genes. <text:span text:style-name="T3"><text:s/></text:span>This is when I realized the <text:span text:style-name="T1">integral need for bioinformatics in research. <text:s/>It was then I <text:s/>decided to learn more and train myself in bioinformatics. Bioinformatics provides a better and much needed alternative to carrying out the analysis of genomic</text:span><text:span text:style-name="T3">s </text:span><text:span text:style-name="T1">data in a much more efficient manner </text:span><text:span text:style-name="T4">in addition to it being a fun way of carrying out analysis</text:span><text:span text:style-name="T1">. </text:span></text:p>
      <text:p text:style-name="P1"/>
      <text:p text:style-name="P3">I hope to familiari<text:span text:style-name="T2">z</text:span>e myself with the different programming language<text:span text:style-name="T2">s</text:span> and apply them with ease. I also hope to develop algorithms to make my workflow efficient. By the end of this internship I hope to be able to carry out the different proces<text:span text:style-name="T2">s</text:span>es such as quality checks, trimming as well as contig assembly <text:span text:style-name="T2">on a terminal with ease. </text:span><text:span text:style-name="T4">I also hope to have established which route of AMR research I would like to pursue; either comparative genomics or computer aided drug discovery. </text:span><text:span text:style-name="T2">In the long run, I hope <text:s/>to be at a point where I can develop bioinformatics tools for a specified go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3T14:14:08.739760201</meta:creation-date>
    <dc:date>2022-07-13T15:11:55.594372070</dc:date>
    <meta:editing-duration>PT6M35S</meta:editing-duration>
    <meta:editing-cycles>1</meta:editing-cycles>
    <meta:document-statistic meta:table-count="0" meta:image-count="0" meta:object-count="0" meta:page-count="1" meta:paragraph-count="4" meta:word-count="317" meta:character-count="1835" meta:non-whitespace-character-count="1517"/>
    <meta:generator>LibreOffice/6.4.7.2$Linux_X86_64 LibreOffice_project/40$Build-2</meta:generator>
  </office:meta>
</office:document-meta>
</file>